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table:number-columns-repeated="237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37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237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table:number-columns-repeated="237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2009/07/02</text:date>, <text:time>21:0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7-02T21:01:23</dc:date>
    <meta:editing-cycles>34</meta:editing-cycles>
    <meta:editing-duration>PT153H05M53S</meta:editing-duration>
    <meta:document-statistic meta:table-count="3" meta:cell-count="38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